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okman Old Style" svg:font-family="'Bookman Old Style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451" officeooo:paragraph-rsid="0016f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stencia_nse tiene todas las salidas, pero solo compila en HTML, tex se traba porque son muchas tablas. Resultados_1 y _2 tienen lo mismo pero separado en dos partes, así sí sale en pd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okman Old Style" svg:font-family="'Bookman Old Style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56:13.786000000</meta:creation-date>
    <dc:date>2021-04-29T15:07:07.105000000</dc:date>
    <meta:editing-duration>PT10M56S</meta:editing-duration>
    <meta:editing-cycles>1</meta:editing-cycles>
    <meta:document-statistic meta:table-count="0" meta:image-count="0" meta:object-count="0" meta:page-count="1" meta:paragraph-count="1" meta:word-count="33" meta:character-count="189" meta:non-whitespace-character-count="157"/>
    <meta:generator>LibreOffice/7.0.5.2$Windows_X86_64 LibreOffice_project/64390860c6cd0aca4beafafcfd84613dd9dfb63a</meta:generator>
  </office:meta>
</office:document-meta>
</file>